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7a4b0" officeooo:paragraph-rsid="0007a4b0"/>
    </style:style>
    <style:style style:name="P2" style:family="paragraph" style:parent-style-name="Text_20_body">
      <style:text-properties officeooo:rsid="0007a4b0" officeooo:paragraph-rsid="0007a4b0"/>
    </style:style>
    <style:style style:name="P3" style:family="paragraph" style:parent-style-name="Text_20_body">
      <style:text-properties fo:font-size="12pt" fo:font-style="normal" style:text-underline-style="none" fo:font-weight="normal" officeooo:rsid="0007a4b0" officeooo:paragraph-rsid="0007a4b0" style:font-size-asian="10.5pt" style:font-style-asian="normal" style:font-weight-asian="normal" style:font-size-complex="12pt" style:font-style-complex="normal" style:font-weight-complex="normal"/>
    </style:style>
    <style:style style:name="P4" style:family="paragraph" style:parent-style-name="Text_20_body">
      <style:text-properties fo:font-size="12pt" fo:font-style="normal" style:text-underline-style="none" fo:font-weight="normal" officeooo:rsid="0009be7f" officeooo:paragraph-rsid="0009be7f" style:font-size-asian="10.5pt" style:font-style-asian="normal" style:font-weight-asian="normal" style:font-size-complex="12pt" style:font-style-complex="normal" style:font-weight-complex="normal"/>
    </style:style>
    <style:style style:name="P5" style:family="paragraph" style:parent-style-name="Text_20_body">
      <style:text-properties fo:font-size="12pt" fo:font-style="normal" style:text-underline-style="none" fo:font-weight="normal" officeooo:rsid="0009be7f" officeooo:paragraph-rsid="00301a1e" style:font-size-asian="10.5pt" style:font-style-asian="normal" style:font-weight-asian="normal" style:font-size-complex="12pt" style:font-style-complex="normal" style:font-weight-complex="normal"/>
    </style:style>
    <style:style style:name="P6" style:family="paragraph" style:parent-style-name="Text_20_body">
      <style:text-properties fo:font-size="12pt" fo:font-style="normal" style:text-underline-style="none" fo:font-weight="normal" officeooo:rsid="0009be7f" officeooo:paragraph-rsid="00310007" style:font-size-asian="10.5pt" style:font-style-asian="normal" style:font-weight-asian="normal" style:font-size-complex="12pt" style:font-style-complex="normal" style:font-weight-complex="normal"/>
    </style:style>
    <style:style style:name="P7" style:family="paragraph" style:parent-style-name="Text_20_body">
      <style:text-properties fo:font-size="12pt" fo:font-style="normal" style:text-underline-style="none" fo:font-weight="normal" officeooo:rsid="0009be7f" officeooo:paragraph-rsid="00333a20" style:font-size-asian="10.5pt" style:font-style-asian="normal" style:font-weight-asian="normal" style:font-size-complex="12pt" style:font-style-complex="normal" style:font-weight-complex="normal"/>
    </style:style>
    <style:style style:name="P8" style:family="paragraph" style:parent-style-name="Text_20_body">
      <style:text-properties fo:font-size="12pt" fo:font-style="normal" style:text-underline-style="none" fo:font-weight="normal" officeooo:rsid="0009be7f" officeooo:paragraph-rsid="00379b55" style:font-size-asian="10.5pt" style:font-style-asian="normal" style:font-weight-asian="normal" style:font-size-complex="12pt" style:font-style-complex="normal" style:font-weight-complex="normal"/>
    </style:style>
    <style:style style:name="P9" style:family="paragraph" style:parent-style-name="Text_20_body">
      <style:text-properties fo:font-size="12pt" fo:font-style="normal" style:text-underline-style="none" fo:font-weight="normal" officeooo:rsid="00165f8c" officeooo:paragraph-rsid="00165f8c" style:font-size-asian="10.5pt" style:font-style-asian="normal" style:font-weight-asian="normal" style:font-size-complex="12pt" style:font-style-complex="normal" style:font-weight-complex="normal"/>
    </style:style>
    <style:style style:name="P10" style:family="paragraph" style:parent-style-name="Text_20_body">
      <style:text-properties fo:font-size="12pt" fo:font-style="normal" style:text-underline-style="none" fo:font-weight="normal" officeooo:rsid="001b3f24" officeooo:paragraph-rsid="00310007" style:font-size-asian="10.5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style:text-underline-style="none" fo:font-weight="normal" officeooo:rsid="001b3f24" officeooo:paragraph-rsid="0031f610" style:font-size-asian="10.5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style:text-underline-style="none" fo:font-weight="normal" officeooo:rsid="000c435f" officeooo:paragraph-rsid="0039af39" style:font-size-asian="10.5pt" style:font-style-asian="normal" style:font-weight-asian="normal" style:font-size-complex="12pt" style:font-style-complex="normal" style:font-weight-complex="normal"/>
    </style:style>
    <style:style style:name="P13" style:family="paragraph" style:parent-style-name="Text_20_body">
      <style:text-properties fo:font-size="12pt" fo:font-style="normal" style:text-underline-style="solid" style:text-underline-width="auto" style:text-underline-color="font-color" fo:font-weight="normal" officeooo:rsid="001b3f24" officeooo:paragraph-rsid="00310007" style:font-size-asian="10.5pt" style:font-style-asian="normal" style:font-weight-asian="normal" style:font-size-complex="12pt" style:font-style-complex="normal" style:font-weight-complex="normal"/>
    </style:style>
    <style:style style:name="P14" style:family="paragraph" style:parent-style-name="Text_20_body">
      <style:text-properties fo:font-size="12pt" fo:font-style="normal" style:text-underline-style="solid" style:text-underline-width="auto" style:text-underline-color="font-color" fo:font-weight="normal" officeooo:rsid="0009be7f" officeooo:paragraph-rsid="00333a20" style:font-size-asian="10.5pt" style:font-style-asian="normal" style:font-weight-asian="normal" style:font-size-complex="12pt" style:font-style-complex="normal" style:font-weight-complex="normal"/>
    </style:style>
    <style:style style:name="P15" style:family="paragraph" style:parent-style-name="Text_20_body">
      <style:text-properties fo:font-size="12pt" fo:font-style="normal" style:text-underline-style="solid" style:text-underline-width="auto" style:text-underline-color="font-color" fo:font-weight="bold" officeooo:rsid="000c435f" officeooo:paragraph-rsid="0039af39" style:font-size-asian="10.5pt" style:font-style-asian="normal" style:font-weight-asian="bold" style:font-size-complex="12pt" style:font-style-complex="normal" style:font-weight-complex="bold"/>
    </style:style>
    <style:style style:name="P16" style:family="paragraph" style:parent-style-name="Text_20_body">
      <style:text-properties fo:font-size="12pt" style:text-underline-style="none" fo:font-weight="normal" officeooo:rsid="002422a6" officeooo:paragraph-rsid="0026918c" style:font-size-asian="10.5pt" style:font-weight-asian="normal" style:font-size-complex="12pt" style:font-weight-complex="normal"/>
    </style:style>
    <style:style style:name="P17" style:family="paragraph" style:parent-style-name="Text_20_body">
      <style:text-properties fo:font-size="12pt" style:text-underline-style="none" fo:font-weight="normal" officeooo:rsid="00288d8e" officeooo:paragraph-rsid="00288d8e" style:font-size-asian="10.5pt" style:font-weight-asian="normal" style:font-size-complex="12pt" style:font-weight-complex="normal"/>
    </style:style>
    <style:style style:name="P18" style:family="paragraph" style:parent-style-name="Text_20_body">
      <style:paragraph-properties fo:line-height="100%"/>
      <style:text-properties fo:font-size="12pt" style:text-underline-style="none" fo:font-weight="normal" officeooo:rsid="00288d8e" officeooo:paragraph-rsid="00288d8e" style:font-size-asian="10.5pt" style:font-weight-asian="normal" style:font-size-complex="12pt" style:font-weight-complex="normal"/>
    </style:style>
    <style:style style:name="P19" style:family="paragraph" style:parent-style-name="Text_20_body">
      <style:paragraph-properties fo:line-height="100%"/>
      <style:text-properties fo:font-size="12pt" style:text-underline-style="none" fo:font-weight="normal" officeooo:rsid="00428f61" officeooo:paragraph-rsid="00428f61" style:font-size-asian="10.5pt" style:font-weight-asian="normal" style:font-size-complex="12pt" style:font-weight-complex="normal"/>
    </style:style>
    <style:style style:name="P20" style:family="paragraph" style:parent-style-name="Text_20_body">
      <style:paragraph-properties fo:line-height="100%"/>
      <style:text-properties fo:font-size="12pt" style:text-underline-style="none" fo:font-weight="normal" officeooo:rsid="00428f61" officeooo:paragraph-rsid="0047566f" style:font-size-asian="10.5pt" style:font-weight-asian="normal" style:font-size-complex="12pt" style:font-weight-complex="normal"/>
    </style:style>
    <style:style style:name="P21" style:family="paragraph" style:parent-style-name="Text_20_body">
      <style:text-properties fo:font-size="12pt" style:text-underline-style="solid" style:text-underline-width="auto" style:text-underline-color="font-color" fo:font-weight="bold" officeooo:rsid="002422a6" officeooo:paragraph-rsid="0024c657" style:font-size-asian="10.5pt" style:font-weight-asian="bold" style:font-size-complex="12pt" style:font-weight-complex="bold"/>
    </style:style>
    <style:style style:name="P22" style:family="paragraph" style:parent-style-name="Text_20_body">
      <style:paragraph-properties fo:line-height="100%"/>
      <style:text-properties fo:font-size="12pt" style:text-underline-style="solid" style:text-underline-width="auto" style:text-underline-color="font-color" fo:font-weight="bold" officeooo:rsid="00428f61" officeooo:paragraph-rsid="00428f61" style:font-size-asian="10.5pt" style:font-weight-asian="bold" style:font-size-complex="12pt" style:font-weight-complex="bold"/>
    </style:style>
    <style:style style:name="P23" style:family="paragraph" style:parent-style-name="Text_20_body">
      <style:text-properties fo:font-size="14pt" style:text-underline-style="solid" style:text-underline-width="auto" style:text-underline-color="font-color" fo:font-weight="bold" officeooo:rsid="0007a4b0" officeooo:paragraph-rsid="0007a4b0" style:font-size-asian="12.25pt" style:font-weight-asian="bold" style:font-size-complex="14pt" style:font-weight-complex="bold"/>
    </style:style>
    <style:style style:name="P24" style:family="paragraph" style:parent-style-name="Text_20_body">
      <style:paragraph-properties fo:line-height="100%"/>
      <style:text-properties fo:font-size="12pt" style:text-underline-style="none" fo:font-weight="normal" officeooo:rsid="00434741" officeooo:paragraph-rsid="0047566f" style:font-size-asian="10.5pt" style:font-weight-asian="normal" style:font-size-complex="12pt" style:font-weight-complex="normal"/>
    </style:style>
    <style:style style:name="P25" style:family="paragraph" style:parent-style-name="Text_20_body">
      <style:paragraph-properties fo:line-height="100%"/>
      <style:text-properties fo:font-size="12pt" style:text-underline-style="none" fo:font-weight="normal" officeooo:rsid="0044d974" officeooo:paragraph-rsid="0047566f" style:font-size-asian="10.5pt" style:font-weight-asian="normal" style:font-size-complex="12pt" style:font-weight-complex="normal"/>
    </style:style>
    <style:style style:name="P26" style:family="paragraph" style:parent-style-name="Text_20_body">
      <style:text-properties fo:font-size="12pt" fo:font-style="normal" style:text-underline-style="solid" style:text-underline-width="auto" style:text-underline-color="font-color" fo:font-weight="bold" officeooo:rsid="0007a4b0" officeooo:paragraph-rsid="0024c657" style:font-size-asian="10.5pt" style:font-style-asian="normal" style:font-weight-asian="bold" style:font-size-complex="12pt" style:font-style-complex="normal" style:font-weight-complex="bold"/>
    </style:style>
    <style:style style:name="P27" style:family="paragraph" style:parent-style-name="Text_20_body">
      <style:text-properties fo:font-size="12pt" fo:font-style="normal" style:text-underline-style="none" fo:font-weight="normal" officeooo:rsid="001eeb07" officeooo:paragraph-rsid="00310007" style:font-size-asian="10.5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209d54" officeooo:paragraph-rsid="00310007" style:font-size-asian="10.5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01a1e" officeooo:paragraph-rsid="00310007" style:font-size-asian="10.5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1d326c" officeooo:paragraph-rsid="0031f610" style:font-size-asian="10.5pt" style:font-style-asian="normal" style:font-weight-asian="normal" style:font-size-complex="12pt" style:font-style-complex="normal" style:font-weight-complex="normal"/>
    </style:style>
    <style:style style:name="T1" style:family="text">
      <style:text-properties officeooo:rsid="000acebd"/>
    </style:style>
    <style:style style:name="T2" style:family="text">
      <style:text-properties officeooo:rsid="000c435f"/>
    </style:style>
    <style:style style:name="T3" style:family="text">
      <style:text-properties officeooo:rsid="001464bd"/>
    </style:style>
    <style:style style:name="T4" style:family="text">
      <style:text-properties officeooo:rsid="0014cb30"/>
    </style:style>
    <style:style style:name="T5" style:family="text">
      <style:text-properties officeooo:rsid="0018ee8a"/>
    </style:style>
    <style:style style:name="T6" style:family="text">
      <style:text-properties officeooo:rsid="001947ee"/>
    </style:style>
    <style:style style:name="T7" style:family="text">
      <style:text-properties officeooo:rsid="001d326c"/>
    </style:style>
    <style:style style:name="T8" style:family="text">
      <style:text-properties officeooo:rsid="001eeb07"/>
    </style:style>
    <style:style style:name="T9" style:family="text">
      <style:text-properties officeooo:rsid="00209d54"/>
    </style:style>
    <style:style style:name="T10" style:family="text">
      <style:text-properties fo:font-weight="bold" style:font-weight-asian="bold" style:font-weight-complex="bold"/>
    </style:style>
    <style:style style:name="T11" style:family="text">
      <style:text-properties fo:font-weight="bold" officeooo:rsid="001b3f24" style:font-weight-asian="bold" style:font-weight-complex="bold"/>
    </style:style>
    <style:style style:name="T12" style:family="text">
      <style:text-properties fo:font-weight="bold" officeooo:rsid="00333a20" style:font-weight-asian="bold" style:font-weight-complex="bold"/>
    </style:style>
    <style:style style:name="T13" style:family="text">
      <style:text-properties officeooo:rsid="0024c657"/>
    </style:style>
    <style:style style:name="T14" style:family="text">
      <style:text-properties fo:font-style="normal" officeooo:rsid="0007a4b0" style:font-style-asian="normal" style:font-style-complex="normal"/>
    </style:style>
    <style:style style:name="T15" style:family="text">
      <style:text-properties fo:font-style="normal" officeooo:rsid="0018ee8a" style:font-style-asian="normal" style:font-style-complex="normal"/>
    </style:style>
    <style:style style:name="T16" style:family="text">
      <style:text-properties officeooo:rsid="0026918c"/>
    </style:style>
    <style:style style:name="T17" style:family="text">
      <style:text-properties officeooo:rsid="002cda74"/>
    </style:style>
    <style:style style:name="T18" style:family="text">
      <style:text-properties officeooo:rsid="002e7e47"/>
    </style:style>
    <style:style style:name="T19" style:family="text">
      <style:text-properties officeooo:rsid="002f5cda"/>
    </style:style>
    <style:style style:name="T20" style:family="text">
      <style:text-properties officeooo:rsid="00301a1e"/>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officeooo:rsid="00209d54" style:font-weight-asian="bold" style:font-weight-complex="bold"/>
    </style:style>
    <style:style style:name="T23" style:family="text">
      <style:text-properties officeooo:rsid="00327fc4"/>
    </style:style>
    <style:style style:name="T24" style:family="text">
      <style:text-properties officeooo:rsid="00333a20"/>
    </style:style>
    <style:style style:name="T25" style:family="text">
      <style:text-properties officeooo:rsid="003525b2"/>
    </style:style>
    <style:style style:name="T26" style:family="text">
      <style:text-properties officeooo:rsid="0035eb7a"/>
    </style:style>
    <style:style style:name="T27" style:family="text">
      <style:text-properties officeooo:rsid="00379b55"/>
    </style:style>
    <style:style style:name="T28" style:family="text">
      <style:text-properties officeooo:rsid="0039af39"/>
    </style:style>
    <style:style style:name="T29" style:family="text">
      <style:text-properties officeooo:rsid="0039d65e"/>
    </style:style>
    <style:style style:name="T30" style:family="text">
      <style:text-properties officeooo:rsid="003afb67"/>
    </style:style>
    <style:style style:name="T31" style:family="text">
      <style:text-properties officeooo:rsid="003d8bbe"/>
    </style:style>
    <style:style style:name="T32" style:family="text">
      <style:text-properties officeooo:rsid="003fbfe7"/>
    </style:style>
    <style:style style:name="T33" style:family="text">
      <style:text-properties officeooo:rsid="00428f61"/>
    </style:style>
    <style:style style:name="T34" style:family="text">
      <style:text-properties officeooo:rsid="00434741"/>
    </style:style>
    <style:style style:name="T35" style:family="text">
      <style:text-properties officeooo:rsid="0044d9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 text:c="6"/>2D multiplayer car game - <text:span text:style-name="T3">S</text:span>pecification</text:h>
      <text:p text:style-name="P2"/>
      <text:p text:style-name="P23">Overview</text:p>
      <text:p text:style-name="P16">The concept of this game is a multiplayer 2D car game. <text:span text:style-name="T33">It will </text:span>focus on a drifting <text:span text:style-name="T33">system</text:span> which is used to determine the players “<text:span text:style-name="T33">point </text:span>score”. There will also be a time<text:span text:style-name="T33">r that</text:span><text:span text:style-name="T16"> </text:span>allow<text:span text:style-name="T33">s</text:span> players to <text:span text:style-name="T33">try and </text:span>achieve the faste<text:span text:style-name="T32">st</text:span> time, or achieve the highest <text:span text:style-name="T33">point </text:span>score, for each map. <text:span text:style-name="T33">After the first player has crossed the finish line;</text:span> <text:span text:style-name="T16">The players who are still on the track after will have their </text:span><text:span text:style-name="T33">point </text:span><text:span text:style-name="T16">scores deducted from incrementally until they finish the race. </text:span><text:s/></text:p>
      <text:p text:style-name="P16"><text:span text:style-name="T13">The players should be able to login to the client, see what cars they hav</text:span><text:span text:style-name="T33">e,</text:span><text:span text:style-name="T13"> what friends they have online and create lobby’s to join up with </text:span><text:span text:style-name="T33">other players</text:span><text:span text:style-name="T13">; They should also be </text:span><text:span text:style-name="T33">able to</text:span><text:span text:style-name="T13"> initiate and play games with the players </text:span><text:span text:style-name="T16">i</text:span><text:span text:style-name="T13">n their lobby. </text:span><text:span text:style-name="T16">The servers should be authoritative and hosted officially <text:s/>rather than by the users; This is to try and keep the games secure and <text:s/>to assure rewards and <text:s text:c="5"/>high-scores earned during those games are legitimate.</text:span></text:p>
      <text:p text:style-name="P17">There should be a <text:span text:style-name="T17">secure </text:span>high-score's web <text:span text:style-name="T33">app</text:span> I can go to and see what players have achieved the best times <text:s/>and scores for each map and to handle/create their user account for the game.</text:p>
      <text:p text:style-name="P18"/>
      <text:p text:style-name="P22">Gameplay Overview</text:p>
      <text:p text:style-name="P22"/>
      <text:p text:style-name="P20"><text:s/>The driving/<text:span text:style-name="T34">drifting</text:span> should feel responsive and have a high skill-cap. </text:p>
      <text:p text:style-name="P20"><text:span text:style-name="T35">There will be </text:span><text:span text:style-name="T34">a timer that displays the elapsed race time and a score counter that displays your current drift score. </text:span></text:p>
      <text:p text:style-name="P20"><text:span text:style-name="T34">The cars can have different propert</text:span><text:span text:style-name="T35">ies </text:span><text:span text:style-name="T34">which affect how </text:span><text:span text:style-name="T35">they</text:span><text:span text:style-name="T34"> drive (Acceleration, Traction, Top Speed, etc.).</text:span></text:p>
      <text:p text:style-name="P24"><text:s/>Drifting will occur when the horizontal component of the car’s velocity relative to its forward direction (the amount it’s slipping sideways) goes over a certain “drift threshold”.</text:p>
      <text:p text:style-name="P20"><text:span text:style-name="T34"><text:s/>The score from </text:span><text:span text:style-name="T35">each</text:span><text:span text:style-name="T34"> drift will be calculated from the time in the drift and how “sideways” you’re slipping.</text:span></text:p>
      <text:p text:style-name="P25">Cars should be able to collide with each other and the edges of the track and have realistic reactions, movement and rotation, to those impacts. Crashing into the edge of the track whilst drifting should invalidate that drift’s “score”.</text:p>
      <text:p text:style-name="P19"/>
      <text:p text:style-name="P21"><text:span text:style-name="T14">This project will be split into </text:span><text:span text:style-name="T15">four</text:span><text:span text:style-name="T14"> main parts:</text:span></text:p>
      <text:p text:style-name="P26"/>
      <text:p text:style-name="P3">- The Client (Unity game)</text:p>
      <text:p text:style-name="P3">- The <text:span text:style-name="T5">Game </text:span>Server<text:span text:style-name="T5">(s)</text:span> (C# Console application)</text:p>
      <text:p text:style-name="P3">- <text:span text:style-name="T5">The Match-making Server </text:span><text:span text:style-name="T6">(C# Console application)</text:span></text:p>
      <text:p text:style-name="P3">- The High-scores (MVC web application)</text:p>
      <text:p text:style-name="P5"><text:soft-page-break/><text:span text:style-name="T22">T</text:span><text:span text:style-name="T21">he client will be responsible for:</text:span> </text:p>
      <text:p text:style-name="P5"/>
      <text:p text:style-name="P6"><text:span text:style-name="T8">- C</text:span><text:span text:style-name="T7">onnecting to the match-making server,</text:span></text:p>
      <text:p text:style-name="P27">- Displaying information on (Lobby’s, Car’s, Highscores, Friendslist’s, and Acccounts)</text:p>
      <text:p text:style-name="P6"><text:span text:style-name="T8">- Requesting Creation/Joining/Deletion of </text:span><text:span text:style-name="T9">l</text:span><text:span text:style-name="T8">obby’s</text:span></text:p>
      <text:p text:style-name="P28">- Requesting initiation of a game from the match-making server</text:p>
      <text:p text:style-name="P28">- Connecting to the requested game-server once its created</text:p>
      <text:p text:style-name="P28">- Displaying of the game graphics</text:p>
      <text:p text:style-name="P28">- Handling of the users inputs</text:p>
      <text:p text:style-name="P6"><text:span text:style-name="T9">- Predicting player and opponent positions based on </text:span><text:span text:style-name="T18">(</text:span><text:span text:style-name="T9">past positions, velocities and user inputs</text:span><text:span text:style-name="T18">)</text:span></text:p>
      <text:p text:style-name="P6"><text:span text:style-name="T9">- Communicating player inputs to the server </text:span><text:span text:style-name="T18">s</text:span><text:span text:style-name="T9">o it can update the </text:span><text:span text:style-name="T18">game-state</text:span></text:p>
      <text:p text:style-name="P6"><text:span text:style-name="T9">- Reconciling and interpolating player(s) based on </text:span><text:span text:style-name="T19">the </text:span><text:span text:style-name="T9">server’s game-state</text:span></text:p>
      <text:p text:style-name="P29">- Handling disconnection from the game server and/or match-making server,</text:p>
      <text:p text:style-name="P6"/>
      <text:p text:style-name="P6"/>
      <text:p text:style-name="P13"><text:span text:style-name="T10">The match-making server will be responsible for:</text:span> </text:p>
      <text:p text:style-name="P13"/>
      <text:p text:style-name="P11"><text:span text:style-name="T20">- H</text:span>andl<text:span text:style-name="T20">ing </text:span>incoming connection<text:span text:style-name="T9">s</text:span> from any client</text:p>
      <text:p text:style-name="P11"><text:span text:style-name="T7">- A</text:span>uthenticating the users <text:span text:style-name="T7">and linking the clients to the accounts</text:span></text:p>
      <text:p text:style-name="P11">- <text:span text:style-name="T7">H</text:span>andling any pre-game configurations ie. (Car type, Max acceptable ping,)</text:p>
      <text:p text:style-name="P11">- <text:span text:style-name="T7">Allowing create,/joining/delete for </text:span><text:span text:style-name="T8">l</text:span><text:span text:style-name="T7">obby’s so players can play with their friends</text:span></text:p>
      <text:p text:style-name="P11">- <text:span text:style-name="T23">Communicating with the logon and user information database to get player information to serve to the client or game server.</text:span></text:p>
      <text:p text:style-name="P30">- Communicating with a hosting platform to provision a new game server instance when a lobby of players want to play a game</text:p>
      <text:p text:style-name="P11">- <text:span text:style-name="T7">Sending data to the players clients to allow them to join the game-server, and re-connecting the players after a game</text:span></text:p>
      <text:p text:style-name="P10">- <text:span text:style-name="T23">Updating of the player information database based on what the game-server tell it happened in the game</text:span></text:p>
      <text:p text:style-name="P10"/>
      <text:p text:style-name="P10"/>
      <text:p text:style-name="P10"/>
      <text:p text:style-name="P10"/>
      <text:p text:style-name="P14"><text:soft-page-break/><text:span text:style-name="T10">The </text:span><text:span text:style-name="T11">game </text:span><text:span text:style-name="T10">serve</text:span><text:span text:style-name="T12">r </text:span><text:span text:style-name="T10">will be responsible for:</text:span> </text:p>
      <text:p text:style-name="P14"/>
      <text:p text:style-name="P7">- <text:span text:style-name="T26">Awaiting connection from the players that the match-makings server has said are in the game</text:span></text:p>
      <text:p text:style-name="P8"><text:span text:style-name="T1">- </text:span><text:span text:style-name="T24">Han</text:span><text:span text:style-name="T2">dl</text:span><text:span text:style-name="T24">ing</text:span><text:span text:style-name="T2"> </text:span><text:span text:style-name="T27">r</text:span><text:span text:style-name="T2">emoval of disconnected users.</text:span></text:p>
      <text:p text:style-name="P7">- <text:span text:style-name="T26">Initiating the game once all the players have connected or after an amount of time</text:span></text:p>
      <text:p text:style-name="P7">- <text:span text:style-name="T26">Keeping track of game state and handling game logic</text:span></text:p>
      <text:p text:style-name="P7"><text:span text:style-name="T24">- R</text:span><text:span text:style-name="T1">eceiving the requests to change the game state </text:span><text:span text:style-name="T27">as “user input”</text:span></text:p>
      <text:p text:style-name="P7"><text:span text:style-name="T1">- </text:span><text:span text:style-name="T24">V</text:span><text:span text:style-name="T1">alidating </text:span><text:span text:style-name="T24">user input </text:span><text:span text:style-name="T1">and updating the game-state</text:span></text:p>
      <text:p text:style-name="P7"><text:span text:style-name="T1">- </text:span><text:span text:style-name="T24">S</text:span><text:span text:style-name="T1">ending back the data the client needs to update/</text:span><text:span text:style-name="T27">validate</text:span><text:span text:style-name="T1"> </text:span><text:span text:style-name="T24">it’s</text:span><text:span text:style-name="T1"> </text:span><text:span text:style-name="T24">game-state</text:span></text:p>
      <text:p text:style-name="P7">- <text:span text:style-name="T25">Sending of game information securely to the high-scores application and the match-making server</text:span></text:p>
      <text:p text:style-name="P7"/>
      <text:p text:style-name="P7"/>
      <text:p text:style-name="P15">The high-scores <text:span text:style-name="T28">application </text:span>will be <text:span text:style-name="T28">responsible for:</text:span></text:p>
      <text:p text:style-name="P15"/>
      <text:p text:style-name="P12">- <text:span text:style-name="T28">Allowing</text:span><text:span text:style-name="T4"> </text:span><text:span text:style-name="T28">secure </text:span><text:span text:style-name="T4">POSTing and GETing of the high-score data </text:span></text:p>
      <text:p text:style-name="P12"><text:span text:style-name="T4">- </text:span><text:span text:style-name="T28">Serv</text:span><text:span text:style-name="T29">ing</text:span><text:span text:style-name="T28"> “High-Scores” web page that proves a list of best times and scores for different maps</text:span></text:p>
      <text:p text:style-name="P12"><text:span text:style-name="T4">- </text:span><text:span text:style-name="T29">Providing account creation and management functionality</text:span></text:p>
      <text:p text:style-name="P12">- <text:span text:style-name="T30">Securely </text:span><text:span text:style-name="T29">com</text:span><text:span text:style-name="T30">municating with the login and player information databases</text:span></text:p>
      <text:p text:style-name="P12">- <text:span text:style-name="T30">Updating relevant databases </text:span><text:span text:style-name="T31">when users edit their accounts.</text:span></text:p>
      <text:p text:style-name="P4"/>
      <text:p text:style-name="P9"/>
      <text:p text:style-name="P9"><text:tab/></text:p>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12:23:19.199075697</meta:creation-date>
    <meta:generator>LibreOffice/7.3.7.2$Linux_X86_64 LibreOffice_project/30$Build-2</meta:generator>
    <dc:date>2024-03-09T14:04:57.580276498</dc:date>
    <meta:editing-duration>PT4H31M26S</meta:editing-duration>
    <meta:editing-cycles>43</meta:editing-cycles>
    <meta:document-statistic meta:table-count="0" meta:image-count="0" meta:object-count="0" meta:page-count="3" meta:paragraph-count="54" meta:word-count="769" meta:character-count="4702" meta:non-whitespace-character-count="3960"/>
  </office:meta>
</office:document-meta>
</file>